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10.62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7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 table:style-name="ce1"/>
        </table:table-row>
        <table:table-row table:style-name="ro1">
          <table:table-cell table:style-name="ce2" office:value-type="string" table:number-columns-spanned="2" table:number-rows-spanned="1">
            <text:p>Iteration 0</text:p>
          </table:table-cell>
          <table:covered-table-cell table:style-name="Default"/>
          <table:table-cell table:style-name="ce15" office:value-type="string">
            <text:p>October 2012 – November 2012</text:p>
          </table:table-cell>
          <table:table-cell office:value-type="float" office:value="8">
            <text:p>8</text:p>
          </table:table-cell>
          <table:table-cell table:formula="of:=SUM([.D5:.D9])" office:value-type="float" office:value="7">
            <text:p>7</text:p>
          </table:table-cell>
          <table:table-cell table:style-name="ce4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 (Days)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string">
            <text:p>PDF Conversion</text:p>
          </table:table-cell>
          <table:table-cell office:value-type="string">
            <text:p>To enable a wider variety of papers to be processed, a conversion script from PDF to XML must be developed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mple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5]+1" office:value-type="float" office:value="2">
            <text:p>2</text:p>
          </table:table-cell>
          <table:table-cell office:value-type="string">
            <text:p>Web Framework Evaluation</text:p>
          </table:table-cell>
          <table:table-cell office:value-type="string">
            <text:p>I need to determine which web framework for python would be the be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mple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6]+1" office:value-type="float" office:value="3">
            <text:p>3</text:p>
          </table:table-cell>
          <table:table-cell office:value-type="string">
            <text:p>Feature Evaluation</text:p>
          </table:table-cell>
          <table:table-cell office:value-type="string">
            <text:p>I need to determine which features the system will use to classify the pa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a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7]+1" office:value-type="float" office:value="4">
            <text:p>4</text:p>
          </table:table-cell>
          <table:table-cell office:value-type="string">
            <text:p>Classifier Evaluation</text:p>
          </table:table-cell>
          <table:table-cell office:value-type="string">
            <text:p>Which classifiers can be used to help the user find suitable papers?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mple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8]+1" office:value-type="float" office:value="5">
            <text:p>5</text:p>
          </table:table-cell>
          <table:table-cell office:value-type="string">
            <text:p>Data Storage Evaluation</text:p>
          </table:table-cell>
          <table:table-cell office:value-type="string">
            <text:p>I need to determine how the data in the system will be stored? Are conventional RDBMSs suitable for this sort of task?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ate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/>
          <table:table-cell table:style-name="ce11"/>
          <table:table-cell table:style-name="ce16" table:number-columns-repeated="2"/>
          <table:table-cell table:number-columns-repeated="2"/>
        </table:table-row>
        <table:table-row table:style-name="ro4">
          <table:table-cell table:style-name="ce1"/>
          <table:table-cell table:style-name="ce8"/>
          <table:table-cell table:style-name="ce1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 table:style-name="ce1"/>
        </table:table-row>
        <table:table-row table:style-name="ro1">
          <table:table-cell table:style-name="ce2" office:value-type="string" table:number-columns-spanned="2" table:number-rows-spanned="1">
            <text:p>Iteration 1</text:p>
          </table:table-cell>
          <table:covered-table-cell table:style-name="Default"/>
          <table:table-cell table:style-name="ce15" office:value-type="string">
            <text:p>November 2012 – December 2012</text:p>
          </table:table-cell>
          <table:table-cell office:value-type="float" office:value="8">
            <text:p>8</text:p>
          </table:table-cell>
          <table:table-cell table:formula="of:=SUM([.D14:.D18])" office:value-type="float" office:value="8">
            <text:p>8</text:p>
          </table:table-cell>
          <table:table-cell table:style-name="ce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table:formula="of:=[.A9]+1" office:value-type="float" office:value="6">
            <text:p>6</text:p>
          </table:table-cell>
          <table:table-cell office:value-type="string">
            <text:p>Web Interface Design</text:p>
          </table:table-cell>
          <table:table-cell office:value-type="string">
            <text:p>Interface mockups for all forms in the project should be generated using a graphical mockup tool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Ongoing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table:style-name="ce5" table:formula="of:=[.A14]+1" office:value-type="float" office:value="7">
            <text:p>7</text:p>
          </table:table-cell>
          <table:table-cell office:value-type="string">
            <text:p>Basic web framework module</text:p>
          </table:table-cell>
          <table:table-cell office:value-type="string">
            <text:p>Use the chosen web framework to generate a base web server that will be used to access partridge's web frontend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float" office:value="2">
            <text:p>2</text:p>
          </table:table-cell>
        </table:table-row>
        <table:table-row table:style-name="ro2">
          <table:table-cell table:style-name="ce5" table:formula="of:=[.A15]+1" office:value-type="float" office:value="8">
            <text:p>8</text:p>
          </table:table-cell>
          <table:table-cell office:value-type="string">
            <text:p>Web Page Implementation</text:p>
          </table:table-cell>
          <table:table-cell office:value-type="string">
            <text:p>For each of the pages designed, create an HTML layout that can be served through the partridge web server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string">
            <text:p>6,7</text:p>
          </table:table-cell>
        </table:table-row>
        <table:table-row table:style-name="ro2">
          <table:table-cell table:style-name="ce5" table:formula="of:=[.A16]+1" office:value-type="float" office:value="9">
            <text:p>9</text:p>
          </table:table-cell>
          <table:table-cell office:value-type="string">
            <text:p>Data Storage Engine</text:p>
          </table:table-cell>
          <table:table-cell office:value-type="string">
            <text:p>The chosen database system needs to be implemented and an interface to the web server generated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float" office:value="5">
            <text:p>5</text:p>
          </table:table-cell>
        </table:table-row>
        <table:table-row table:style-name="ro3">
          <table:table-cell table:style-name="ce5" table:formula="of:=[.A17]+1" office:value-type="float" office:value="10">
            <text:p>10</text:p>
          </table:table-cell>
          <table:table-cell office:value-type="string">
            <text:p>Data-interface interaction</text:p>
          </table:table-cell>
          <table:table-cell office:value-type="string">
            <text:p>Simple query behaviour should be implemented to allow users to search papers by keyword-in-CoreSC using SAPIENTA classified papers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19" office:value-type="string">
            <text:p>7,8,9</text:p>
          </table:table-cell>
        </table:table-row>
        <table:table-row table:style-name="ro1">
          <table:table-cell/>
          <table:table-cell table:style-name="ce12" table:number-columns-repeated="2"/>
          <table:table-cell table:style-name="ce16"/>
          <table:table-cell table:number-columns-repeated="2"/>
        </table:table-row>
        <table:table-row table:style-name="ro4">
          <table:table-cell/>
          <table:table-cell table:style-name="ce13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2</text:p>
          </table:table-cell>
          <table:covered-table-cell table:style-name="ce14"/>
          <table:table-cell table:style-name="ce17" office:value-type="string">
            <text:p>December 2012 – Januar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23:.D25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table:formula="of:=[.A18]+1" office:value-type="float" office:value="11">
            <text:p>11</text:p>
          </table:table-cell>
          <table:table-cell office:value-type="string">
            <text:p>Prototype Result classifier</text:p>
          </table:table-cell>
          <table:table-cell office:value-type="string">
            <text:p>This will mainly be investigative work into sentiment analysis on a paper's result to classify based on outcome: positive,negative etc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table:formula="of:=[.A23]+1" office:value-type="float" office:value="12">
            <text:p>12</text:p>
          </table:table-cell>
          <table:table-cell office:value-type="string">
            <text:p>Integrate Result classifier</text:p>
          </table:table-cell>
          <table:table-cell office:value-type="string">
            <text:p>Integrate the prototype result classifier into partridge's backend system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19" office:value-type="string">
            <text:p>11,10</text:p>
          </table:table-cell>
        </table:table-row>
        <table:table-row table:style-name="ro2">
          <table:table-cell table:style-name="ce5" office:value-type="float" office:value="13">
            <text:p>13</text:p>
          </table:table-cell>
          <table:table-cell office:value-type="string">
            <text:p>Paper Upload Form</text:p>
          </table:table-cell>
          <table:table-cell office:value-type="string">
            <text:p>Create a form to allow users to upload papers to Partridge. The option to remove copyright infringing papers must be available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3</text:p>
          </table:table-cell>
          <table:covered-table-cell table:style-name="ce14"/>
          <table:table-cell table:style-name="ce17" office:value-type="string">
            <text:p>January 2013 – Februar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30:.D32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14">
            <text:p>14</text:p>
          </table:table-cell>
          <table:table-cell office:value-type="string">
            <text:p>Investigate Subject Classifier</text:p>
          </table:table-cell>
          <table:table-cell office:value-type="string">
            <text:p>More information is required before a classify-by-subject classifier can be implemented. 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/>
        </table:table-row>
        <table:table-row table:style-name="ro2">
          <table:table-cell table:style-name="ce5" office:value-type="float" office:value="15">
            <text:p>15</text:p>
          </table:table-cell>
          <table:table-cell office:value-type="string">
            <text:p>Implement Subject Classifier</text:p>
          </table:table-cell>
          <table:table-cell office:value-type="string">
            <text:p>Once the investigation is completed, build a prototype subject classifier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Pending</text:p>
          </table:table-cell>
          <table:table-cell table:style-name="ce19" office:value-type="float" office:value="14">
            <text:p>14</text:p>
          </table:table-cell>
        </table:table-row>
        <table:table-row table:style-name="ro2">
          <table:table-cell table:style-name="ce5" office:value-type="float" office:value="16">
            <text:p>16</text:p>
          </table:table-cell>
          <table:table-cell office:value-type="string">
            <text:p>Integrate Subject Classifier</text:p>
          </table:table-cell>
          <table:table-cell office:value-type="string">
            <text:p>Integrate the prototype subject classifier into the partridge backend 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15,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3</text:p>
          </table:table-cell>
          <table:covered-table-cell table:style-name="ce14"/>
          <table:table-cell table:style-name="ce17" office:value-type="string">
            <text:p>February 2013 – March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37:.D39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17">
            <text:p>17</text:p>
          </table:table-cell>
          <table:table-cell office:value-type="string">
            <text:p>Investigate Paper Type Classifier</text:p>
          </table:table-cell>
          <table:table-cell office:value-type="string">
            <text:p>Carry out some investigation work into how a paper type classifier could be built (type being experiment, case study etc)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/>
        </table:table-row>
        <table:table-row table:style-name="ro2">
          <table:table-cell table:style-name="ce5" office:value-type="float" office:value="18">
            <text:p>18</text:p>
          </table:table-cell>
          <table:table-cell office:value-type="string">
            <text:p>Implement Paper Type Classifier</text:p>
          </table:table-cell>
          <table:table-cell office:value-type="string">
            <text:p>Build prototype paper type classifier module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Pending</text:p>
          </table:table-cell>
          <table:table-cell table:style-name="ce19" office:value-type="float" office:value="17">
            <text:p>17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office:value-type="string">
            <text:p>Integrate Paper Type Classifier</text:p>
          </table:table-cell>
          <table:table-cell office:value-type="string">
            <text:p>Integrate prototype paper type classifier into partridge's backend system.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18,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4</text:p>
          </table:table-cell>
          <table:covered-table-cell table:style-name="ce14"/>
          <table:table-cell table:style-name="ce17" office:value-type="string">
            <text:p>March 2013 – April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44:.D48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4">
          <table:table-cell table:style-name="ce5" office:value-type="float" office:value="20">
            <text:p>20</text:p>
          </table:table-cell>
          <table:table-cell office:value-type="string">
            <text:p>Acceptance Testing</text:p>
          </table:table-cell>
          <table:table-cell office:value-type="string">
            <text:p>Acceptance tests and bug fixing for Partridge and it's backend.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12,13,16,19</text:p>
          </table:table-cell>
        </table:table-row>
        <table:table-row table:style-name="ro4">
          <table:table-cell table:style-name="ce5" office:value-type="float" office:value="21">
            <text:p>21</text:p>
          </table:table-cell>
          <table:table-cell office:value-type="string">
            <text:p>Final Report – Draft</text:p>
          </table:table-cell>
          <table:table-cell office:value-type="string">
            <text:p>Start drafting the final report for the project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19" office:value-type="float" office:value="20">
            <text:p>20</text:p>
          </table:table-cell>
        </table:table-row>
        <table:table-row table:style-name="ro1" table:number-rows-repeated="3">
          <table:table-cell table:style-name="ce5"/>
          <table:table-cell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5</text:p>
          </table:table-cell>
          <table:covered-table-cell table:style-name="ce14"/>
          <table:table-cell table:style-name="ce17" office:value-type="string">
            <text:p>April 2013 – Ma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53:.D57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office:value-type="string">
            <text:p>Final Report – Release</text:p>
          </table:table-cell>
          <table:table-cell office:value-type="string">
            <text:p>Compl;ete the final report for the project for hand in at beginning of May.</text:p>
          </table:table-cell>
          <table:table-cell table:style-name="ce5" office:value-type="float" office:value="8">
            <text:p>8</text:p>
          </table:table-cell>
          <table:table-cell table:style-name="ce4" office:value-type="string">
            <text:p>Pending</text:p>
          </table:table-cell>
          <table:table-cell table:style-name="ce5" office:value-type="float" office:value="21">
            <text:p>21</text:p>
          </table:table-cell>
        </table:table-row>
        <table:table-row table:style-name="ro1" table:number-rows-repeated="53"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10484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1:57:24</meta:creation-date>
    <dc:date>2012-11-15T13:53:51</dc:date>
    <meta:editing-duration>PT1H54M27S</meta:editing-duration>
    <meta:editing-cycles>10</meta:editing-cycles>
    <meta:generator>LibreOffice/3.6$Linux_X86_64 LibreOffice_project/360m1$Build-2</meta:generator>
    <meta:document-statistic meta:table-count="1" meta:cell-count="214" meta:object-count="0"/>
  </office:meta>
</office:document-meta>
</file>